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fimfiction.net/story/407886/enduriance" text:style-name="Internet_20_link" text:visited-style-name="Visited_20_Internet_20_Link"><text:span text:style-name="T1">https://www.fimfiction.net/story/407886/enduriance</text:span></text:a> </text:p>
      <text:p text:style-name="P1"/>
      <text:p text:style-name="P2">Owoce rzadko kiedy kojarzą się z zagrożeniem. Jabłka, gruszki, banany – można je lubić albo nie, w zależności od gustu, ale ciężko sobie wyobrazić, by ktoś miał je delegalizować czy traktować jako coś wyjątkowo szkodliwego. W każdej rodzinie jednak znajdzie się czarna owca – a w wypadku owoców stanowczo do tej kategorii można zaliczyć duriana. Equestria jednak ma się o tym dopiero przekonać…</text:p>
      <text:p text:style-name="P2"/>
      <text:p text:style-name="P2">Ten pochodzący z Azji południowo-wschodniej owoc cieszy się wyjątkowo złą sławą. Już sam jego wygląd może odstręczać – nic jadalnego nie powinno mieć tylu kolców. Gorszy jednak jest jego zapach, wyjątkowo intensywny i mało przyjemny. Zdania podzielone są też w kwestii jego smaku. W jego rodzimym rejonie świata często można spotkać się z ograniczeniami odnośnie jego transportu – z durianem nie wejdzie się do wielu hoteli, taksówek i tak dalej.</text:p>
      <text:p text:style-name="P2"/>
      <text:p text:style-name="P2">Niestety, kolorowa kraina kucyków nie ma pojęcia o zagrożeniach, jakie ze sobą niesie ten niezwykły owoc, więc gdy Pinkie Pie oraz państwo Cake otrzymują zadanie przygotowania czegoś specjalnego na konferencję międzynarodową, postanawiają wypróbować… coś nowego. Na ich nieszczęście, w ich kopyta wpada przepis na „Ciasto księżniczki” – coś, o czym nigdy nie słyszeli, co brzmi ciekawie i obiecująco i, pomijając jeden drobny fragment przepisu, dotyczący nieznanego owocu, nie wydaje się być trudne do wykonania. Pinkie zostaje wysłana w celu zdobycia duriana…</text:p>
      <text:p text:style-name="P2"/>
      <text:p text:style-name="P2">W „Enduriance” już na wstępie zaskakuje rozmiar. Opowiadania oparte o tego typu proste pomysły często są dość krótkie, w tym wypadku jednak mamy do czynienia z 12 tysiącami słów. Powód jest dość prosty – całość ma raczej leniwe tempo, a próby znalezienia i rozprawienia się z, wydawałoby się, niezniszczalnym owocem zajmują dużo czasu. To nietypowe zadanie w końcu angażuje praktycznie całe Mane 6, więc na brak urozmaicenia nie można narzekać – nawet jeśli wszystko obraca się wokół jednego tematu. Postacie oddano przyzwoicie – choć, oczywiście, głównym bohaterem pozostaje i tak najokrutniejszy owoc świata. </text:p>
      <text:p text:style-name="P2"/>
      <text:p text:style-name="P2">Humor jest nienachalny i, mimo oscylowania wokół durianów, ich zapachu oraz twardości, całkiem zabawny. Autor celowo wyolbrzymiał niezwykłość tych owoców, dla uzyskania lepszego efektu, i całkiem dobrze mu to wyszło. Do tego, biorąc pod uwagę, że pod koniec pojawia się wzmianka o haggisie, można mieć nadzieję na kontynuację. Osobiście polecam, szczególnie że całość jest napisana bardzo przystępnie i w porządnym stylu.</text:p>
      <text:p text:style-name="P2"/>
      <text:p text:style-name="P2"><text:a xlink:type="simple" xlink:href="https://derpibooru.org/1029978?q=durian" text:style-name="Internet_20_link" text:visited-style-name="Visited_20_Internet_20_Link"><text:span text:style-name="T1">https://derpibooru.org/1029978?q=durian</text:span></text:a> – na top? nie ma wiele artów z durianem...</text:p>
      <text:p text:style-name="P2"><text:a xlink:type="simple" xlink:href="https://derpibooru.org/1258891?q=durian" text:style-name="Internet_20_link" text:visited-style-name="Visited_20_Internet_20_Link"><text:span text:style-name="T1">https://derpibooru.org/1258891?q=durian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5-27T23:43:33.853000000</dc:date>
    <meta:editing-duration>PT9H25M15S</meta:editing-duration>
    <meta:editing-cycles>1</meta:editing-cycles>
    <meta:document-statistic meta:table-count="0" meta:image-count="0" meta:object-count="0" meta:page-count="1" meta:paragraph-count="8" meta:word-count="371" meta:character-count="2605" meta:non-whitespace-character-count="2230"/>
  </office:meta>
</office:document-meta>
</file>